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75dc" officeooo:paragraph-rsid="000275dc"/>
    </style:style>
    <style:style style:name="P2" style:family="paragraph" style:parent-style-name="Standard">
      <style:text-properties officeooo:rsid="000347fb" officeooo:paragraph-rsid="000347fb"/>
    </style:style>
    <style:style style:name="P3" style:family="paragraph" style:parent-style-name="Standard">
      <style:text-properties officeooo:rsid="000347fb" officeooo:paragraph-rsid="00035977"/>
    </style:style>
    <style:style style:name="P4" style:family="paragraph" style:parent-style-name="Standard" style:list-style-name="L1">
      <style:text-properties officeooo:rsid="000347fb" officeooo:paragraph-rsid="00035977"/>
    </style:style>
    <style:style style:name="P5" style:family="paragraph" style:parent-style-name="Standard" style:list-style-name="L1">
      <style:text-properties officeooo:rsid="000347fb" officeooo:paragraph-rsid="00036523"/>
    </style:style>
    <style:style style:name="P6" style:family="paragraph" style:parent-style-name="Standard" style:list-style-name="L1">
      <style:text-properties officeooo:rsid="000347fb" officeooo:paragraph-rsid="00041ec4"/>
    </style:style>
    <style:style style:name="P7" style:family="paragraph" style:parent-style-name="Standard">
      <style:text-properties officeooo:rsid="000347fb" officeooo:paragraph-rsid="00041ec4"/>
    </style:style>
    <style:style style:name="P8" style:family="paragraph" style:parent-style-name="Standard">
      <style:text-properties officeooo:rsid="00035977" officeooo:paragraph-rsid="00035977"/>
    </style:style>
    <style:style style:name="P9" style:family="paragraph" style:parent-style-name="Standard" style:list-style-name="L1">
      <style:text-properties officeooo:rsid="00036523" officeooo:paragraph-rsid="00036523"/>
    </style:style>
    <style:style style:name="P10" style:family="paragraph" style:parent-style-name="Standard" style:list-style-name="L1">
      <style:text-properties officeooo:rsid="00041ec4" officeooo:paragraph-rsid="00041ec4"/>
    </style:style>
    <style:style style:name="P11" style:family="paragraph" style:parent-style-name="Standard">
      <style:text-properties officeooo:rsid="00041ec4" officeooo:paragraph-rsid="00041ec4"/>
    </style:style>
    <style:style style:name="P12" style:family="paragraph" style:parent-style-name="Standard" style:list-style-name="L2">
      <style:text-properties officeooo:rsid="00041ec4" officeooo:paragraph-rsid="00041ec4"/>
    </style:style>
    <style:style style:name="P13" style:family="paragraph" style:parent-style-name="Standard" style:list-style-name="L2">
      <style:text-properties officeooo:rsid="000434df" officeooo:paragraph-rsid="000434df"/>
    </style:style>
    <style:style style:name="P14" style:family="paragraph" style:parent-style-name="Standard" style:list-style-name="L1">
      <style:text-properties officeooo:rsid="000434df" officeooo:paragraph-rsid="000434df"/>
    </style:style>
    <style:style style:name="P15" style:family="paragraph" style:parent-style-name="Standard">
      <style:text-properties officeooo:rsid="00062f88" officeooo:paragraph-rsid="00062f88"/>
    </style:style>
    <style:style style:name="P16" style:family="paragraph" style:parent-style-name="Standard">
      <style:text-properties officeooo:rsid="000774fd" officeooo:paragraph-rsid="0008d6fb"/>
    </style:style>
    <style:style style:name="P17" style:family="paragraph" style:parent-style-name="Standard" style:list-style-name="L3">
      <style:text-properties officeooo:rsid="000774fd" officeooo:paragraph-rsid="0008d6fb"/>
    </style:style>
    <style:style style:name="P18" style:family="paragraph" style:parent-style-name="Standard" style:list-style-name="L3">
      <style:text-properties officeooo:rsid="0008d6fb" officeooo:paragraph-rsid="0008d6fb"/>
    </style:style>
    <style:style style:name="P19" style:family="paragraph" style:parent-style-name="Standard">
      <style:text-properties officeooo:rsid="000ad56f" officeooo:paragraph-rsid="000ad56f"/>
    </style:style>
    <style:style style:name="P20" style:family="paragraph" style:parent-style-name="Standard" style:list-style-name="L3">
      <style:text-properties officeooo:rsid="000ad56f" officeooo:paragraph-rsid="000ad56f"/>
    </style:style>
    <style:style style:name="P21" style:family="paragraph" style:parent-style-name="Standard" style:list-style-name="L5">
      <style:text-properties officeooo:rsid="000ad56f" officeooo:paragraph-rsid="000ad56f"/>
    </style:style>
    <style:style style:name="P22" style:family="paragraph" style:parent-style-name="Standard" style:list-style-name="L6">
      <style:text-properties officeooo:rsid="000ad56f" officeooo:paragraph-rsid="000b9719"/>
    </style:style>
    <style:style style:name="P23" style:family="paragraph" style:parent-style-name="Standard">
      <style:text-properties officeooo:rsid="000b9719" officeooo:paragraph-rsid="000b9719"/>
    </style:style>
    <style:style style:name="P24" style:family="paragraph" style:parent-style-name="Standard" style:list-style-name="L6">
      <style:text-properties officeooo:rsid="000b9719" officeooo:paragraph-rsid="000b9719"/>
    </style:style>
    <style:style style:name="P25" style:family="paragraph" style:parent-style-name="Standard">
      <style:text-properties officeooo:rsid="000c42c0" officeooo:paragraph-rsid="000c42c0"/>
    </style:style>
    <style:style style:name="P26" style:family="paragraph" style:parent-style-name="Standard">
      <style:text-properties officeooo:rsid="000cc526" officeooo:paragraph-rsid="000cc526"/>
    </style:style>
    <style:style style:name="P27" style:family="paragraph" style:parent-style-name="Standard" style:list-style-name="L7">
      <style:text-properties officeooo:rsid="000cc526" officeooo:paragraph-rsid="000cc526"/>
    </style:style>
    <style:style style:name="T1" style:family="text">
      <style:text-properties officeooo:rsid="000347fb"/>
    </style:style>
    <style:style style:name="T2" style:family="text">
      <style:text-properties officeooo:rsid="00035977"/>
    </style:style>
    <style:style style:name="T3" style:family="text">
      <style:text-properties officeooo:rsid="00036523"/>
    </style:style>
    <style:style style:name="T4" style:family="text">
      <style:text-properties officeooo:rsid="00041ec4"/>
    </style:style>
    <style:style style:name="T5" style:family="text">
      <style:text-properties officeooo:rsid="000434df"/>
    </style:style>
    <style:style style:name="T6" style:family="text">
      <style:text-properties officeooo:rsid="000774fd"/>
    </style:style>
    <style:style style:name="T7" style:family="text">
      <style:text-properties officeooo:rsid="0008d6fb"/>
    </style:style>
    <style:style style:name="T8" style:family="text">
      <style:text-properties officeooo:rsid="000ad56f"/>
    </style:style>
    <style:style style:name="T9" style:family="text">
      <style:text-properties officeooo:rsid="000b9719"/>
    </style:style>
    <style:style style:name="T10" style:family="text">
      <style:text-properties officeooo:rsid="000c42c0"/>
    </style:style>
    <style:style style:name="T11" style:family="text">
      <style:text-properties officeooo:rsid="000cfea9"/>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Poor quality and insecure software continues to be developed and deployed despite <text:span text:style-name="T1">years of providing guidance and attempts to educate developers and development teams. Currently it is easier to produce bad software than it is to produce good software.</text:span></text:p>
      <text:p text:style-name="P1"/>
      <text:p text:style-name="P8">Solution: <text:span text:style-name="T4">Make it easier to develop good software than it is to develop bad software. Until it is harder to develop bad software we will continue to get bad software. A way to reverse this equation is to p</text:span>rovide everyone involved with software development with tools to develop high quality secure software. This solution requires research and development in multiple areas of software development. It includes developing implementation ready tools tailored for each specific group involved in software development that is based upon the guidance and educational materials already produced by the software quality and security community, plus research into additional research to cover any gaps.</text:p>
      <text:p text:style-name="P2"/>
      <text:p text:style-name="P7"><text:span text:style-name="T10">Approach: This problem needs to be addressed from both the development and the language/tool perspective. A possible end state to address the development perspective is a tool with a </text:span>TurboTax like interview interface <text:span text:style-name="T4">used by the development team uses to answer simple questions about the software such as:</text:span></text:p>
      <text:list xml:id="list7346123578228791971" text:style-name="L2">
        <text:list-item>
          <text:p text:style-name="P12">software type (mobile app, interactive web application, device driver)</text:p>
        </text:list-item>
        <text:list-item>
          <text:p text:style-name="P12">the functions of the software </text:p>
        </text:list-item>
        <text:list-item>
          <text:p text:style-name="P13">Use, Misuse, and Abuse Cases (tool can guide the user through some of this)</text:p>
        </text:list-item>
        <text:list-item>
          <text:p text:style-name="P12">the operational environment <text:s/><text:span text:style-name="T5">(cloud, embedded)</text:span></text:p>
        </text:list-item>
        <text:list-item>
          <text:p text:style-name="P12">interfaces </text:p>
        </text:list-item>
        <text:list-item>
          <text:p text:style-name="P12">what OS's will be used</text:p>
        </text:list-item>
        <text:list-item>
          <text:p text:style-name="P13">languages and frameworks </text:p>
        </text:list-item>
        <text:list-item>
          <text:p text:style-name="P13">standards that are required to be met</text:p>
          <text:list>
            <text:list-item>
              <text:p text:style-name="P13">PHI</text:p>
            </text:list-item>
            <text:list-item>
              <text:p text:style-name="P13">PCI</text:p>
            </text:list-item>
            <text:list-item>
              <text:p text:style-name="P13">FISMA</text:p>
            </text:list-item>
          </text:list>
        </text:list-item>
        <text:list-item>
          <text:p text:style-name="P13">development method (waterfall, DevOps, Agile)</text:p>
        </text:list-item>
      </text:list>
      <text:p text:style-name="P11"><text:s/></text:p>
      <text:p text:style-name="P7"><text:span text:style-name="T5">At the end of the interview process the tool produces artifacts such as:</text:span></text:p>
      <text:list xml:id="list3706734173244535973" text:style-name="L1">
        <text:list-item>
          <text:p text:style-name="P6"><text:span text:style-name="T2">functional, non-functional, and security </text:span>software requirements,</text:p>
        </text:list-item>
        <text:list-item>
          <text:p text:style-name="P4">test cases <text:span text:style-name="T2">for each requirement,</text:span></text:p>
        </text:list-item>
        <text:list-item>
          <text:p text:style-name="P4"><text:span text:style-name="T2">an initial Security Controls Traceability Matrix (</text:span>SCTM<text:span text:style-name="T2">),</text:span></text:p>
        </text:list-item>
        <text:list-item>
          <text:p text:style-name="P4"><text:span text:style-name="T2">an initial Requirements Validation Test Matrix (RVTM),</text:span></text:p>
        </text:list-item>
        <text:list-item>
          <text:p text:style-name="P5"><text:span text:style-name="T3">associated </text:span>metrics and measures,</text:p>
        </text:list-item>
        <text:list-item>
          <text:p text:style-name="P5"><text:span text:style-name="T3">checklists for use during code reviews, </text:span></text:p>
        </text:list-item>
        <text:list-item>
          <text:p text:style-name="P9">initial architectural requirement,</text:p>
        </text:list-item>
        <text:list-item>
          <text:p text:style-name="P9">initial system and software configuration requirements,</text:p>
        </text:list-item>
        <text:list-item>
          <text:p text:style-name="P9">minimal compiler or interpreter switches to be used,</text:p>
        </text:list-item>
        <text:list-item>
          <text:p text:style-name="P9"><text:span text:style-name="T4">recommended coding</text:span> <text:span text:style-name="T4">standards that includes</text:span></text:p>
          <text:list>
            <text:list-item>
              <text:p text:style-name="P10">specific methods or functions to use</text:p>
            </text:list-item>
            <text:list-item>
              <text:p text:style-name="P10">specific methods or functions not to use</text:p>
            </text:list-item>
            <text:list-item>
              <text:p text:style-name="P14">language appropriate style guide</text:p>
            </text:list-item>
          </text:list>
        </text:list-item>
        <text:list-item>
          <text:p text:style-name="P14">templates for required documentation </text:p>
        </text:list-item>
      </text:list>
      <text:p text:style-name="P3"/>
      <text:p text:style-name="P15">Concurrent with this developer approach is work with language, framework, and tool vendors <text:span text:style-name="T6">to integrate security and quality into the language, framework, or tool. In programming languages and </text:span><text:soft-page-break/><text:span text:style-name="T6">frameworks, introduce new methods and functions to make it easy to produce code that is higher quality and more secure. Instead of having a separate validation class that is just a wrapper for developer written validation, include the validation. <text:s/>There are ISO standards for phone numbers, include validation for phone numbers instead of leaving it to the developer to write. Names and addresses are also largely standardized. Include validation for what is known and provide developers a way to validate non-standard items. </text:span></text:p>
      <text:p text:style-name="P15"/>
      <text:p text:style-name="P19">Password validation similar to the PAM modules</text:p>
      <text:p text:style-name="P19">Automatically salt all password hashes</text:p>
      <text:p text:style-name="P19">Deprecate and quickly remove insecure crypto</text:p>
      <text:p text:style-name="P19"/>
      <text:p text:style-name="P15"/>
      <text:p text:style-name="P16">Work with tool vendors to include the output from the interview tool (there are no good open source requirements management tools currently available and supported). <text:s/>Work with QA testing tool vendors to expand the breadth and depth of testing to include what is now considered security testing as appropriate. <text:span text:style-name="T7">Include syntax checking and unit testing into the IDE.</text:span></text:p>
      <text:p text:style-name="P16"/>
      <text:p text:style-name="P16"><text:span text:style-name="T7">Develop syntax for the interchange of tools in the tool chain: </text:span></text:p>
      <text:list xml:id="list7504473273292048565" text:style-name="L3">
        <text:list-item>
          <text:p text:style-name="P17"><text:span text:style-name="T7">requirements management </text:span></text:p>
        </text:list-item>
        <text:list-item>
          <text:p text:style-name="P18"><text:span text:style-name="T8">c</text:span>ode repository</text:p>
        </text:list-item>
        <text:list-item>
          <text:p text:style-name="P18">code testing coverage</text:p>
        </text:list-item>
        <text:list-item>
          <text:p text:style-name="P18">static syntax checking</text:p>
        </text:list-item>
        <text:list-item>
          <text:p text:style-name="P18">qa static code analysis </text:p>
        </text:list-item>
        <text:list-item>
          <text:p text:style-name="P18">fuzz testing</text:p>
        </text:list-item>
        <text:list-item>
          <text:p text:style-name="P18">configuration <text:span text:style-name="T8">analysis</text:span></text:p>
        </text:list-item>
        <text:list-item>
          <text:p text:style-name="P20">architecture analysis</text:p>
        </text:list-item>
        <text:list-item>
          <text:p text:style-name="P20">dynamic code analysis</text:p>
        </text:list-item>
        <text:list-item>
          <text:p text:style-name="P20">load testing</text:p>
        </text:list-item>
        <text:list-item>
          <text:p text:style-name="P20">management dashboard</text:p>
        </text:list-item>
        <text:list-item>
          <text:p text:style-name="P20">documentation management</text:p>
        </text:list-item>
        <text:list-item>
          <text:p text:style-name="P20">vulnerability scanning</text:p>
        </text:list-item>
      </text:list>
      <text:p text:style-name="P19"/>
      <text:p text:style-name="P19">Develop syntax for exchanging test cases between tools. </text:p>
      <text:p text:style-name="P16"/>
      <text:p text:style-name="P26">Requirements Research and Development:</text:p>
      <text:list xml:id="list4256730515627689909" text:style-name="L7">
        <text:list-item>
          <text:p text:style-name="P27">Research security controls, best practices, and standards (must include the OWASP Top 10 and CWEs) to define a core set of common requirements</text:p>
        </text:list-item>
        <text:list-item>
          <text:p text:style-name="P27">Develop standardized requirements from the core set</text:p>
        </text:list-item>
        <text:list-item>
          <text:p text:style-name="P27">Develop metrics and measures to assess both how many requirements are implemented and how well they are implemented</text:p>
        </text:list-item>
        <text:list-item>
          <text:p text:style-name="P27">Develop ways to represent visually and textually the metrics and measures for different audiences, from developer to C-Suite.</text:p>
        </text:list-item>
        <text:list-item>
          <text:p text:style-name="P27">Develop or adopt a method for exchanging the data across and between tools and tool suites</text:p>
        </text:list-item>
        <text:list-item>
          <text:p text:style-name="P27">Continue to expand and address as many <text:span text:style-name="T11">requirements as appropriate</text:span></text:p>
        </text:list-item>
      </text:list>
      <text:p text:style-name="P16"/>
      <text:p text:style-name="P19">Programming Language and Framework Research and Development: <text:s/></text:p>
      <text:list xml:id="list5428988361586434284" text:style-name="L5">
        <text:list-item>
          <text:p text:style-name="P21">Research a programming language or framework that is available as OSS for ways the language or framework can be modified to reduce or eliminate the OWASP Top 10.</text:p>
        </text:list-item>
        <text:list-item>
          <text:p text:style-name="P21"><text:soft-page-break/>Research how to integrate best practices into the language or framework. </text:p>
        </text:list-item>
        <text:list-item>
          <text:p text:style-name="P21">Develop metrics and measures to objectively evaluate level of difficulty to program high quality, secure software in the language.</text:p>
        </text:list-item>
        <text:list-item>
          <text:p text:style-name="P21">Develop the modified language or framework to include the enhancements</text:p>
        </text:list-item>
        <text:list-item>
          <text:p text:style-name="P21">Evaluate and test the unmodified language / framework against the enhanced version.</text:p>
        </text:list-item>
        <text:list-item>
          <text:p text:style-name="P21">Refine to match or improve the performance of the unmodified language or framework</text:p>
        </text:list-item>
        <text:list-item>
          <text:p text:style-name="P21">Continue to address as many of the CWEs <text:span text:style-name="T9">and best practices </text:span>as feasible</text:p>
        </text:list-item>
      </text:list>
      <text:p text:style-name="P19"/>
      <text:p text:style-name="P23">Testing Tool Suite Research and Development:</text:p>
      <text:list xml:id="list2267796258637820940" text:style-name="L6">
        <text:list-item>
          <text:p text:style-name="P24">Select an OSS QA testing tool or tool suite to use as a platform to work from.</text:p>
        </text:list-item>
        <text:list-item>
          <text:p text:style-name="P24">Research what security testing for the OWASP Top 10 can be integrated into QA testing/syntax checking at the IDE, unit test, and integration testing level.</text:p>
        </text:list-item>
        <text:list-item>
          <text:p text:style-name="P24">Develop metrics and measures to objectively evaluate the change in detection of the OWASP Top 10</text:p>
        </text:list-item>
        <text:list-item>
          <text:p text:style-name="P24">Develop tests cases for the tool to detect code containing the OWASP Top 10</text:p>
        </text:list-item>
        <text:list-item>
          <text:p text:style-name="P24">Evaluate the unmodified tools against the modified tool</text:p>
        </text:list-item>
        <text:list-item>
          <text:p text:style-name="P22">Refine to match or improve the <text:span text:style-name="T9">run time </text:span>performance of the unmodified <text:span text:style-name="T9">tool</text:span></text:p>
        </text:list-item>
        <text:list-item>
          <text:p text:style-name="P22">Continue to address as many of the CWEs <text:span text:style-name="T9">and best practices </text:span>as feasible</text:p>
        </text:list-item>
      </text:list>
      <text:p text:style-name="P23"/>
      <text:p text:style-name="P23"/>
      <text:p text:style-name="P25">Make research and enhancements publicly available under a liberal OSS license.</text:p>
      <text:p text:style-name="P25"><text:s/></text:p>
      <text:p text:style-name="P26">End State: A way to share requirements, <text:span text:style-name="T11">test cases, documents, scripts, and other artifacts developed via 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09:38:13.694000000</meta:creation-date>
    <dc:date>2016-11-28T22:06:58.157000000</dc:date>
    <meta:editing-duration>PT1H42M44S</meta:editing-duration>
    <meta:editing-cycles>9</meta:editing-cycles>
    <meta:generator>LibreOffice/4.4.5.2$Windows_x86 LibreOffice_project/a22f674fd25a3b6f45bdebf25400ed2adff0ff99</meta:generator>
    <meta:document-statistic meta:table-count="0" meta:image-count="0" meta:object-count="0" meta:page-count="3" meta:paragraph-count="77" meta:word-count="987" meta:character-count="6183" meta:non-whitespace-character-count="5312"/>
  </office:meta>
</office:document-meta>
</file>